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left="0in" fo:margin-right="0in" fo:text-indent="0in" style:auto-text-indent="false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8" style:family="paragraph" style:parent-style-name="Title" style:master-page-name="Standard">
      <style:paragraph-properties fo:text-align="center" style:justify-single-word="false" style:page-number="1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none" style:font-size-asian="12pt" style:font-size-complex="12pt"/>
    </style:style>
    <style:style style:name="T3" style:family="text">
      <style:text-properties fo:font-size="12pt" fo:font-style="italic" fo:font-weight="bold" style:font-size-asian="12pt" style:font-style-asian="italic" style:font-weight-asian="bold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b7jwil5v8ftd"/>Тестовое задание для Unity-разработчика</text:p>
      <text:p text:style-name="Standard"/>
      <text:p text:style-name="P2"><text:span text:style-name="T1">В рамках тестового задания предлагается создать систему загрузки, сохранения игровых данных и их отображения.</text:span></text:p>
      <text:p text:style-name="P1"/>
      <text:p text:style-name="P2"><text:span text:style-name="T1">Представим типичную ситуацию - на старте игры необходимо загрузить данные игрока и игровые конфиги, каким-то образом отобразить их, а после их изменения или завершения игровой сессии - сохранить для дальнейшего использования. </text:span></text:p>
      <text:p text:style-name="P3"/>
      <text:p text:style-name="P2"><text:span text:style-name="T1">Есть список требований к функционалу решения: </text:span></text:p>
      <text:list xml:id="list3403894327" text:style-name="WWNum1">
        <text:list-item>
          <text:p text:style-name="P4"><text:span text:style-name="T1">Данные игрока будут храниться локально (на мобильном устройстве), а игровые конфиги - удаленно (на игровом сервере). </text:span></text:p>
        </text:list-item>
        <text:list-item>
          <text:p text:style-name="P4"><text:span text:style-name="T1">В локальном хранилище могут быть не только данные игрока, но и другие сохраненные данные, а в удаленном - как игровые конфиги, так и прочая информация. </text:span></text:p>
        </text:list-item>
        <text:list-item>
          <text:p text:style-name="P4"><text:span text:style-name="T1">При первом запуске в локальном хранилище может не быть нужных данных, нужно предусмотреть эту ситуацию.</text:span></text:p>
        </text:list-item>
        <text:list-item>
          <text:p text:style-name="P4"><text:span text:style-name="T1">Данные игрока могут изменяться, и их нужно сохранять после изменения. Конфиги после загрузки в течение игровой сессии остаются неизменными.</text:span></text:p>
        </text:list-item>
      </text:list>
      <text:p text:style-name="P1"/>
      <text:p text:style-name="Standard"><text:span text:style-name="T1">Основные требования к архитектуре решения:</text:span></text:p>
      <text:list xml:id="list1703143290" text:style-name="WWNum4">
        <text:list-item>
          <text:p text:style-name="P5"><text:span text:style-name="T1">Легкость добавления новых источников (например Firebase, гугл-таблицы и т.д.)</text:span></text:p>
        </text:list-item>
        <text:list-item>
          <text:p text:style-name="P5"><text:span text:style-name="T1">Переиспользование уже существующего кода для новых источников.</text:span></text:p>
        </text:list-item>
        <text:list-item>
          <text:p text:style-name="P5"><text:span text:style-name="T1">Простота добавления новых структур данных и их загрузки/сохранения.</text:span></text:p>
        </text:list-item>
        <text:list-item>
          <text:p text:style-name="P5"><text:span text:style-name="T1">Простота смены места хранения (например при смене удаленного хранилища на локальное, или при переезде конфигов с игрового сервера на Firebase).</text:span></text:p>
        </text:list-item>
      </text:list>
      <text:p text:style-name="P1"/>
      <text:p text:style-name="Standard"><text:span text:style-name="T1">Основные требования к интерфейсу отображения загруженных данных:</text:span></text:p>
      <text:list xml:id="list2593011763" text:style-name="WWNum3">
        <text:list-item>
          <text:p text:style-name="P6"><text:span text:style-name="T1">При обновлении данных игрока соответствующий интерфейс должен также обновляться для показа актуальных значений.</text:span></text:p>
        </text:list-item>
        <text:list-item>
          <text:p text:style-name="P6"><text:span text:style-name="T1">Данные и логика должны быть отделены от визуальной части.</text:span></text:p>
        </text:list-item>
      </text:list>
      <text:p text:style-name="P1"/>
      <text:p text:style-name="Standard"><text:span text:style-name="T1">Для тестового задания не нужно продумывать реальную структуру игрока и игровых конфигов, достаточно в каждой из них по два-три стандартных поля (например id игрока, его уровень, количество денег и максимальный уровень, список квестов и предметов в магазине).</text:span></text:p>
      <text:p text:style-name="P1"/>
      <text:p text:style-name="P2"><text:span text:style-name="T1">Интерфейс можно сделать максимально простым, например:</text:span></text:p>
      <text:list xml:id="list2010232006" text:style-name="WWNum2">
        <text:list-item>
          <text:p text:style-name="P7"><text:soft-page-break/><text:span text:style-name="T1">На старте приложения две кнопки - загрузить игрока/загрузить конфиги.</text:span></text:p>
        </text:list-item>
        <text:list-item>
          <text:p text:style-name="P7"><text:span text:style-name="T1">После загрузки появляется окно для каждого, в нем список полей и их текущие значения.</text:span></text:p>
        </text:list-item>
        <text:list-item>
          <text:p text:style-name="P7"><text:span text:style-name="T1">Можно сделать две кнопки - одна изменяет текущее значения поля (например увеличивает количество денег), вторая их сохраняет.</text:span></text:p>
        </text:list-item>
      </text:list>
      <text:p text:style-name="P3"/>
      <text:p text:style-name="P2"><text:span text:style-name="T1">Чтобы не заливать данные на какой-то удаленный сервис, для тестового задания можно сделать заглушку загрузчика из сети.</text:span></text:p>
      <text:p text:style-name="P3"/>
      <text:p text:style-name="P2"><text:span text:style-name="T1">Использование сторонних библиотек/фреймворков/плагинов остается на усмотрение разработчика.</text:span></text:p>
      <text:p text:style-name="P3"/>
      <text:p text:style-name="P2"><text:span text:style-name="T1">Оцениваться будет гибкость архитектуры, простота добавления новых и изменения существующих источников данных, читаемость кода и его устойчивость к ошибкам. При желании тестовое задание можно сопроводить небольшим описанием, в котором будет рассказываться о причинах принятых решений, альтернативных вариантах и возможностях дальнейшего расширения системы.</text:span></text:p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4" meta:word-count="370" meta:character-count="2722" meta:non-whitespace-character-count="2385"/>
    <meta:generator>LibreOfficeDev/6.0.5.2$Linux_X86_64 LibreOffice_project/</meta:generator>
  </office:meta>
</office:document-meta>
</file>